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auto-grow-height="false" fo:wrap-option="wrap" draw:shadow-opacity="50%"/>
    </style:style>
    <style:style style:name="gr2" style:family="graphic" style:parent-style-name="standard">
      <style:graphic-properties draw:fill="solid" draw:fill-color="#99ccff"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7" draw:textarea-horizontal-align="center" draw:textarea-vertical-align="middle" draw:auto-grow-height="false" fo:padding-top="0.125cm" fo:padding-bottom="0.125cm" fo:padding-left="0.25cm" fo:padding-right="0.254cm" fo:wrap-option="wrap"/>
    </style:style>
    <style:style style:name="gr4" style:family="graphic" style:parent-style-name="standard">
      <style:graphic-properties draw:stroke="solid" svg:stroke-width="0.026cm" svg:stroke-color="#4a7ebb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draw:fill="non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7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textarea-horizontal-align="center" draw:textarea-vertical-align="middle" draw:auto-grow-height="false" fo:wrap-option="wrap"/>
    </style:style>
    <style:style style:name="gr8" style:family="graphic" style:parent-style-name="standard">
      <style:graphic-properties draw:stroke="solid" svg:stroke-width="0.026cm" svg:stroke-color="#4a7ebb" draw:fill="gradient" draw:fill-gradient-name="Gradient_20_7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0" style:family="graphic" style:parent-style-name="White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99ccff" draw:opacity="50%" draw:auto-grow-height="false" fo:wrap-option="wrap" draw:shadow-opacity="50%"/>
    </style:style>
    <style:style style:name="gr13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4cm" fo:min-width="3.9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text-align="start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text-align="center" fo:text-indent="0cm" style:punctuation-wrap="hanging"/>
      <style:text-properties fo:font-size="18pt" fo:hyphenate="false"/>
    </style:style>
    <style:style style:name="P6" style:family="paragraph">
      <style:text-properties fo:font-size="18pt"/>
    </style:style>
    <style:style style:name="P7" style:family="paragraph">
      <style:text-properties fo:color="#000000"/>
    </style:style>
    <style:style style:name="P8" style:family="paragraph">
      <style:text-properties fo:color="#000000" fo:font-size="18pt"/>
    </style:style>
    <style:style style:name="P9" style:family="paragraph">
      <style:text-properties fo:color="#000000" fo:font-size="24pt" style:font-size-asian="24pt" style:font-size-complex="24pt"/>
    </style:style>
    <style:style style:name="P10" style:family="paragraph">
      <style:text-properties fo:font-family="Calibri" style:font-pitch="variable" fo:font-size="24pt" style:font-size-asian="24pt" style:font-size-complex="24pt"/>
    </style:style>
    <style:style style:name="T1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0000" style:text-line-through-style="none" fo:font-family="Calibri" fo:font-size="62pt" fo:font-style="normal" style:text-underline-style="none" fo:font-weight="normal" style:font-size-asian="62pt" style:font-style-asian="normal" style:font-weight-asian="normal" style:font-size-complex="62pt" style:font-style-complex="normal" style:font-weight-complex="normal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font-family="Calibri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0" draw:style-name="gr1" draw:layer="layout" svg:width="25.313cm" svg:height="19.246cm" svg:x="51.303cm" svg:y="2.781cm">
          <text:p/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9.2cm" svg:height="22.769cm" svg:x="18.075cm" svg:y="22.027cm">
          <text:p/>
        </draw:rect>
        <draw:custom-shape draw:name="Rectangle 30" draw:style-name="gr1" draw:layer="layout" svg:width="9.378cm" svg:height="15.287cm" svg:x="29.898cm" svg:y="22.027cm">
          <text:p/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3" draw:id="id1" draw:layer="layout" svg:width="3.907cm" svg:height="4.13cm" svg:x="2.304cm" svg:y="11.217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5" draw:id="id2" draw:layer="layout" svg:width="3.775cm" svg:height="2.863cm" svg:x="26.313cm" svg:y="8.301cm">
          <text:p text:style-name="P4"><text:span text:style-name="T1">dsPIC</text:span></text:p>
          <draw:enhanced-geometry svg:viewBox="0 0 21600 21600" draw:type="rectangle" draw:enhanced-path="M 0 0 L 21600 0 21600 21600 0 21600 0 0 Z N"/>
        </draw:custom-shape>
        <draw:custom-shape draw:name="TextBox 7" draw:style-name="gr5" draw:text-style-name="P6" draw:layer="layout" svg:width="19.617cm" svg:height="2.906cm" svg:x="63.482cm" svg:y="55.505cm">
          <text:p text:style-name="P2"><text:span text:style-name="T2">Current system (wg1)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id="id10" draw:layer="layout" svg:width="3.856cm" svg:height="2.971cm" svg:x="18.699cm" svg:y="1.682cm">
          <text:p text:style-name="P2"><text:span text:style-name="T1">GPS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id="id11" draw:layer="layout" svg:width="3.611cm" svg:height="2.971cm" svg:x="26.455cm" svg:y="1.714cm">
          <text:p text:style-name="P2"><text:span text:style-name="T1">GPS</text:span></text:p>
          <draw:enhanced-geometry svg:viewBox="0 0 21600 21600" draw:type="rectangle" draw:enhanced-path="M 0 0 L 21600 0 21600 21600 0 21600 0 0 Z N"/>
        </draw:custom-shape>
        <draw:connector draw:name="Elbow Connector 14" draw:style-name="gr7" draw:text-style-name="P1" draw:layer="layout" svg:x1="6.211cm" svg:y1="13.282cm" svg:x2="28.2cm" svg:y2="11.164cm" draw:start-shape="id1" draw:start-glue-point="1" draw:end-shape="id2" draw:end-glue-point="2" svg:d="m6211 13282h21989v-2118">
          <text:p/>
        </draw:connector>
        <draw:custom-shape draw:name="Rectangle 20" draw:style-name="gr6" draw:text-style-name="P5" draw:id="id3" draw:layer="layout" svg:width="4.017cm" svg:height="2.892cm" svg:x="42.565cm" svg:y="1.873cm">
          <text:p text:style-name="P4"><text:span text:style-name="T1">D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1" draw:style-name="gr6" draw:text-style-name="P3" draw:id="id13" draw:layer="layout" svg:width="7.022cm" svg:height="3.018cm" svg:x="30.992cm" svg:y="22.97cm">
          <text:p text:style-name="P2"><text:span text:style-name="T1">Stepper Driver</text:span></text:p>
          <draw:enhanced-geometry svg:viewBox="0 0 21600 21600" draw:type="rectangle" draw:enhanced-path="M 0 0 L 21600 0 21600 21600 0 21600 0 0 Z N"/>
        </draw:custom-shape>
        <draw:g draw:name="Group 29" draw:id="id14">
          <draw:custom-shape draw:name="Rectangle 25" draw:style-name="gr8" draw:text-style-name="P6" draw:layer="layout" svg:width="3.932cm" svg:height="7.801cm" svg:x="32.486cm" svg:y="29.253cm">
            <text:p/>
            <draw:enhanced-geometry svg:viewBox="0 0 21600 21600" draw:type="rectangle" draw:enhanced-path="M 0 0 L 21600 0 21600 21600 0 21600 0 0 Z N"/>
          </draw:custom-shape>
          <draw:custom-shape draw:name="Oval 23" draw:style-name="gr6" draw:text-style-name="P8" draw:layer="layout" svg:width="6.168cm" svg:height="5.359cm" svg:x="31.402cm" svg:y="30.402cm">
            <text:p text:style-name="P7"><text:span text:style-name="T1">Stepper Mot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31" draw:style-name="gr9" draw:text-style-name="P3" draw:layer="layout" svg:width="4.86cm" svg:height="1.309cm" svg:x="29.775cm" svg:y="20.984cm">
          <text:p text:style-name="P2"><text:span text:style-name="T1">Rudder</text:span></text:p>
          <draw:enhanced-geometry svg:viewBox="0 0 21600 21600" draw:type="rectangle" draw:enhanced-path="M 0 0 L 21600 0 21600 21600 0 21600 0 0 Z N"/>
        </draw:custom-shape>
        <draw:connector draw:name="Elbow Connector 41" draw:style-name="gr7" draw:text-style-name="P1" draw:layer="layout" svg:x1="6.211cm" svg:y1="13.282cm" svg:x2="44.573cm" svg:y2="4.765cm" draw:start-shape="id1" draw:start-glue-point="1" draw:end-shape="id3" draw:end-glue-point="2" svg:d="m6211 13282h38362v-8517">
          <text:p/>
        </draw:connector>
        <draw:custom-shape draw:name="TextBox 50" draw:style-name="gr9" draw:text-style-name="P3" draw:layer="layout" svg:width="6.635cm" svg:height="1.281cm" svg:x="6.637cm" svg:y="11.815cm">
          <text:p text:style-name="P2"><text:span text:style-name="T1">NMEA2000 (CAN)</text:span></text:p>
          <draw:enhanced-geometry svg:viewBox="0 0 21600 21600" draw:type="rectangle" draw:enhanced-path="M 0 0 L 21600 0 21600 21600 0 21600 0 0 Z N"/>
        </draw:custom-shape>
        <draw:custom-shape draw:name="Rectangle 52" draw:style-name="gr10" draw:text-style-name="P9" draw:layer="layout" svg:width="6.171cm" svg:height="7.423cm" svg:x="44.487cm" svg:y="24.984cm">
          <text:p text:style-name="P9"><text:span text:style-name="T3">Bilge Pump</text:span></text:p>
          <draw:enhanced-geometry svg:viewBox="0 0 21600 21600" draw:type="rectangle" draw:enhanced-path="M 0 0 L 21600 0 21600 21600 0 21600 0 0 Z N"/>
        </draw:custom-shape>
        <draw:custom-shape draw:name="Rectangle 77" draw:style-name="gr6" draw:text-style-name="P5" draw:id="id20" draw:layer="layout" svg:width="3.905cm" svg:height="3.166cm" svg:x="34.035cm" svg:y="1.615cm">
          <text:p text:style-name="P4"><text:span text:style-name="T1">(Passive) Ra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0" draw:style-name="gr6" draw:text-style-name="P3" draw:id="id12" draw:layer="layout" svg:width="7.41cm" svg:height="6.396cm" svg:x="68.191cm" svg:y="7.751cm">
          <text:p text:style-name="P2"><text:span text:style-name="T1">Battery Bank 1</text:span></text:p>
          <draw:enhanced-geometry svg:viewBox="0 0 21600 21600" draw:type="rectangle" draw:enhanced-path="M 0 0 L 21600 0 21600 21600 0 21600 0 0 Z N"/>
        </draw:custom-shape>
        <draw:custom-shape draw:name="Rectangle 81" draw:style-name="gr6" draw:text-style-name="P3" draw:id="id5" draw:layer="layout" svg:width="7.171cm" svg:height="6.102cm" svg:x="68.206cm" svg:y="15.37cm">
          <text:p text:style-name="P2"><text:span text:style-name="T1">Battery Bank 2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name="Rectangle 82" draw:style-name="gr6" draw:text-style-name="P3" draw:id="id4" draw:layer="layout" svg:width="10.837cm" svg:height="7.041cm" svg:x="52.148cm" svg:y="12.175cm">
          <text:p text:style-name="P2"><text:span text:style-name="T1">Solar</text:span></text:p>
          <text:p text:style-name="P2"><text:span text:style-name="T1">Charger</text:span></text:p>
          <draw:enhanced-geometry svg:viewBox="0 0 21600 21600" draw:type="rectangle" draw:enhanced-path="M 0 0 L 21600 0 21600 21600 0 21600 0 0 Z N"/>
        </draw:custom-shape>
        <draw:custom-shape draw:name="Rectangle 83" draw:style-name="gr6" draw:text-style-name="P3" draw:id="id6" draw:layer="layout" svg:width="7.311cm" svg:height="5.235cm" svg:x="53.92cm" svg:y="3.31cm">
          <text:p text:style-name="P2"><text:span text:style-name="T1">PV Cell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2.985cm" svg:y1="15.695cm" svg:x2="68.206cm" svg:y2="18.421cm" draw:start-shape="id4" draw:start-glue-point="1" draw:end-shape="id5" svg:d="m62985 15695h2610v2726h2611">
          <text:p/>
        </draw:connector>
        <draw:connector draw:style-name="gr11" draw:text-style-name="P1" draw:layer="layout" svg:x1="57.566cm" svg:y1="12.175cm" svg:x2="57.575cm" svg:y2="8.545cm" draw:start-shape="id4" draw:start-glue-point="0" draw:end-shape="id6" draw:end-glue-point="2" svg:d="m57566 12175v-1816h9v-1814">
          <text:p/>
        </draw:connector>
        <draw:custom-shape draw:name="Rectangle 37" draw:style-name="gr12" draw:layer="layout" svg:width="9.466cm" svg:height="22.769cm" svg:x="6.375cm" svg:y="22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2" draw:style-name="gr6" draw:text-style-name="P3" draw:id="id7" draw:layer="layout" svg:width="5.421cm" svg:height="5.863cm" svg:x="8.345cm" svg:y="22.63cm">
          <text:p text:style-name="P2"><text:span text:style-name="T1">Motor Driver</text:span></text:p>
          <draw:enhanced-geometry svg:viewBox="0 0 21600 21600" draw:type="rectangle" draw:enhanced-path="M 0 0 L 21600 0 21600 21600 0 21600 0 0 Z N"/>
        </draw:custom-shape>
        <draw:g draw:name="Group 34" draw:id="id8">
          <draw:custom-shape draw:name="Rectangle 35" draw:style-name="gr8" draw:text-style-name="P6" draw:layer="layout" svg:width="5.035cm" svg:height="11.497cm" svg:x="8.51cm" svg:y="32.716cm">
            <text:p/>
            <draw:enhanced-geometry svg:viewBox="0 0 21600 21600" draw:type="rectangle" draw:enhanced-path="M 0 0 L 21600 0 21600 21600 0 21600 0 0 Z N"/>
          </draw:custom-shape>
          <draw:custom-shape draw:name="Oval 36" draw:style-name="gr6" draw:text-style-name="P8" draw:layer="layout" svg:width="7.898cm" svg:height="7.898cm" svg:x="7.122cm" svg:y="34.409cm">
            <text:p text:style-name="P7"><text:span text:style-name="T1">DC Mot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38" draw:style-name="gr13" draw:text-style-name="P3" draw:layer="layout" svg:width="4.482cm" svg:height="1.281cm" svg:x="6.246cm" svg:y="20.944cm">
          <text:p text:style-name="P2"><text:span text:style-name="T1">Propelle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.055cm" svg:y1="28.493cm" svg:x2="11.071cm" svg:y2="32.716cm" draw:start-shape="id7" draw:start-glue-point="2" draw:end-shape="id8" svg:d="m11055 28493v2111h16v2112">
          <text:p/>
        </draw:connector>
        <draw:connector draw:style-name="gr11" draw:text-style-name="P1" draw:layer="layout" svg:x1="20.623cm" svg:y1="8.325cm" svg:x2="20.627cm" svg:y2="4.653cm" draw:start-shape="id9" draw:start-glue-point="0" draw:end-shape="id10" svg:d="m20623 8325v-1837h4v-1835">
          <text:p/>
        </draw:connector>
        <draw:connector draw:style-name="gr11" draw:text-style-name="P1" draw:layer="layout" svg:x1="28.26cm" svg:y1="4.685cm" svg:x2="28.2cm" svg:y2="8.301cm" draw:start-shape="id11" draw:start-glue-point="2" draw:end-shape="id2" draw:end-glue-point="0" svg:d="m28260 4685v1807h-60v1809">
          <text:p/>
        </draw:connector>
        <draw:connector draw:style-name="gr11" draw:text-style-name="P1" draw:layer="layout" svg:x1="62.985cm" svg:y1="15.695cm" svg:x2="68.191cm" svg:y2="10.949cm" draw:start-shape="id4" draw:start-glue-point="1" draw:end-shape="id12" draw:end-glue-point="3" svg:d="m62985 15695h2603v-4746h2603">
          <text:p/>
        </draw:connector>
        <draw:connector draw:style-name="gr11" draw:text-style-name="P1" draw:layer="layout" svg:x1="34.503cm" svg:y1="25.988cm" svg:x2="34.486cm" svg:y2="29.253cm" draw:start-shape="id13" draw:start-glue-point="2" draw:end-shape="id14" draw:end-glue-point="0" svg:d="m34503 25988v1632h-17v1633">
          <text:p/>
        </draw:connector>
        <draw:custom-shape draw:name="Rectangle 32" draw:style-name="gr6" draw:text-style-name="P3" draw:id="id16" draw:layer="layout" svg:width="5.421cm" svg:height="2.49cm" svg:x="19.878cm" svg:y="22.579cm">
          <text:p text:style-name="P2"><text:span text:style-name="T1">Motor Driver</text:span></text:p>
          <draw:enhanced-geometry svg:viewBox="0 0 21600 21600" draw:type="rectangle" draw:enhanced-path="M 0 0 L 21600 0 21600 21600 0 21600 0 0 Z N"/>
        </draw:custom-shape>
        <draw:g draw:name="Group 34" draw:id="id15">
          <draw:custom-shape draw:name="Rectangle 35" draw:style-name="gr8" draw:text-style-name="P6" draw:layer="layout" svg:width="5.035cm" svg:height="11.497cm" svg:x="20.042cm" svg:y="32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Oval 36" draw:style-name="gr6" draw:text-style-name="P8" draw:layer="layout" svg:width="7.898cm" svg:height="7.898cm" svg:x="18.654cm" svg:y="34.319cm">
            <text:p text:style-name="P7"><text:span text:style-name="T1">DC Motor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onnector draw:style-name="gr11" draw:text-style-name="P1" draw:layer="layout" svg:x1="22.603cm" svg:y1="32.626cm" svg:x2="22.588cm" svg:y2="25.069cm" draw:start-shape="id15" draw:start-glue-point="0" draw:end-shape="id16" svg:d="m22603 32626v-3779h-15v-3778">
          <text:p/>
        </draw:connector>
        <draw:frame draw:style-name="gr14" draw:text-style-name="P10" draw:layer="layout" svg:width="4.685cm" svg:height="1.584cm" svg:x="17.856cm" svg:y="20.988cm">
          <draw:text-box>
            <text:p><text:span text:style-name="T4">Ballast Tray</text:span></text:p>
          </draw:text-box>
        </draw:frame>
        <draw:custom-shape draw:name="Rectangle 6" draw:style-name="gr4" draw:text-style-name="P5" draw:id="id9" draw:layer="layout" svg:width="3.775cm" svg:height="2.863cm" svg:x="18.736cm" svg:y="8.325cm">
          <text:p text:style-name="P4"><text:span text:style-name="T1">dsPIC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0.623cm" svg:y1="11.188cm" svg:x2="6.211cm" svg:y2="13.282cm" draw:start-shape="id9" draw:start-glue-point="2" draw:end-shape="id1" draw:end-glue-point="1" svg:d="m20623 11188v2094h-14412">
          <text:p/>
        </draw:connector>
        <draw:custom-shape draw:name="Rectangle 6" draw:style-name="gr4" draw:text-style-name="P5" draw:id="id18" draw:layer="layout" svg:width="3.775cm" svg:height="2.863cm" svg:x="20.705cm" svg:y="15.826cm">
          <text:p text:style-name="P4"><text:span text:style-name="T1">dsPIC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5" draw:id="id17" draw:layer="layout" svg:width="3.775cm" svg:height="2.863cm" svg:x="9.136cm" svg:y="15.888cm">
          <text:p text:style-name="P4"><text:span text:style-name="T1">dsPIC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.055cm" svg:y1="22.63cm" svg:x2="11.023cm" svg:y2="18.751cm" draw:start-shape="id7" draw:start-glue-point="0" draw:end-shape="id17" draw:end-glue-point="2" svg:d="m11055 22630v-1940h-32v-1939">
          <text:p/>
        </draw:connector>
        <draw:connector draw:style-name="gr11" draw:text-style-name="P1" draw:layer="layout" svg:x1="11.023cm" svg:y1="15.888cm" svg:x2="6.211cm" svg:y2="13.282cm" draw:start-shape="id17" draw:start-glue-point="0" draw:end-shape="id1" draw:end-glue-point="1" svg:d="m11023 15888v-2606h-4812">
          <text:p/>
        </draw:connector>
        <draw:connector draw:style-name="gr11" draw:text-style-name="P1" draw:layer="layout" svg:x1="22.592cm" svg:y1="15.826cm" svg:x2="6.211cm" svg:y2="13.282cm" draw:start-shape="id18" draw:start-glue-point="0" draw:end-shape="id1" svg:d="m22592 15826v-2544h-16381">
          <text:p/>
        </draw:connector>
        <draw:connector draw:style-name="gr11" draw:text-style-name="P1" draw:layer="layout" svg:x1="22.588cm" svg:y1="22.579cm" svg:x2="22.592cm" svg:y2="18.689cm" draw:start-shape="id16" draw:start-glue-point="0" draw:end-shape="id18" draw:end-glue-point="2" svg:d="m22588 22579v-1945h4v-1945">
          <text:p/>
        </draw:connector>
        <draw:custom-shape draw:name="Rectangle 6" draw:style-name="gr4" draw:text-style-name="P5" draw:id="id19" draw:layer="layout" svg:width="3.775cm" svg:height="2.863cm" svg:x="34.038cm" svg:y="8.241cm">
          <text:p text:style-name="P4"><text:span text:style-name="T1">dsPIC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5.925cm" svg:y1="8.241cm" svg:x2="35.987cm" svg:y2="4.781cm" draw:start-shape="id19" draw:start-glue-point="0" draw:end-shape="id20" draw:end-glue-point="2" svg:d="m35925 8241v-1730h62v-1730">
          <text:p/>
        </draw:connector>
        <draw:connector draw:style-name="gr11" draw:text-style-name="P1" draw:layer="layout" svg:x1="35.925cm" svg:y1="11.104cm" svg:x2="6.211cm" svg:y2="13.282cm" draw:start-shape="id19" draw:start-glue-point="2" draw:end-shape="id1" svg:d="m35925 11104v2178h-29714">
          <text:p/>
        </draw:connector>
        <draw:custom-shape draw:name="Rectangle 6" draw:style-name="gr4" draw:text-style-name="P5" draw:id="id21" draw:layer="layout" svg:width="3.775cm" svg:height="2.863cm" svg:x="32.613cm" svg:y="15.827cm">
          <text:p text:style-name="P4"><text:span text:style-name="T1">dsPIC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4.503cm" svg:y1="22.97cm" svg:x2="34.5cm" svg:y2="18.69cm" draw:start-shape="id13" draw:start-glue-point="0" draw:end-shape="id21" draw:end-glue-point="2" svg:d="m34503 22970v-2140h-3v-2140">
          <text:p/>
        </draw:connector>
        <draw:connector draw:style-name="gr11" draw:text-style-name="P1" draw:layer="layout" svg:x1="34.5cm" svg:y1="15.827cm" svg:x2="6.211cm" svg:y2="13.282cm" draw:start-shape="id21" draw:start-glue-point="0" draw:end-shape="id1" draw:end-glue-point="1" svg:d="m34500 15827v-2545h-28289">
          <text:p/>
        </draw:connector>
        <draw:connector draw:style-name="gr11" draw:text-style-name="P1" draw:layer="layout" draw:line-skew="15.413cm" svg:x1="52.148cm" svg:y1="15.695cm" svg:x2="6.211cm" svg:y2="13.282cm" draw:start-shape="id4" draw:start-glue-point="3" draw:end-shape="id1" draw:end-glue-point="1" svg:d="m52148 15695h-7556v-2413h-38381">
          <text:p/>
        </draw:connector>
        <draw:custom-shape draw:name="TextBox 31" draw:style-name="gr9" draw:text-style-name="P3" draw:layer="layout" svg:width="4.86cm" svg:height="1.309cm" svg:x="51.167cm" svg:y="1.677cm">
          <text:p text:style-name="P2"><text:span text:style-name="T1">Sol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3e7fcc" draw:end-color="#a4c1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hite" style:family="graphic" style:parent-style-name="standard">
      <style:graphic-properties draw:stroke="solid" svg:stroke-width="0.026cm" svg:stroke-color="#4a7ebb" draw:marker-start-width="0.3cm" draw:marker-start-center="false" draw:marker-end-width="0.3cm" draw:marker-end-center="false" svg:stroke-opacity="100%" draw:stroke-linejoin="round" draw:fill="gradient" draw:fill-color="#99ccff" draw:secondary-fill-color="#99ccff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Whit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Calibri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5T11:28:32</meta:creation-date>
    <dc:date>2009-05-18T21:39:33</dc:date>
    <meta:editing-duration>PT02H42M03S</meta:editing-duration>
    <meta:editing-cycles>11</meta:editing-cycles>
    <meta:generator>OpenOffice.org/3.1$Unix OpenOffice.org_project/310m11$Build-9399</meta:generator>
    <meta:document-statistic meta:object-count="58"/>
  </office:meta>
</office:document-meta>
</file>